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" officeooo:rsid="000ecb34" officeooo:paragraph-rsid="000ecb34"/>
    </style:style>
    <style:style style:name="P2" style:family="paragraph" style:parent-style-name="Standard">
      <style:paragraph-properties fo:text-align="start" style:justify-single-word="false"/>
      <style:text-properties style:font-name="Courier" officeooo:rsid="000ecb34" officeooo:paragraph-rsid="000f27b6"/>
    </style:style>
    <style:style style:name="P3" style:family="paragraph" style:parent-style-name="Standard">
      <style:paragraph-properties fo:text-align="start" style:justify-single-word="false"/>
      <style:text-properties style:font-name="Courier" officeooo:rsid="000f27b6" officeooo:paragraph-rsid="000f27b6"/>
    </style:style>
    <style:style style:name="P4" style:family="paragraph" style:parent-style-name="Standard">
      <style:paragraph-properties fo:text-align="start" style:justify-single-word="false"/>
      <style:text-properties style:font-name="Courier" officeooo:rsid="000f27b6" officeooo:paragraph-rsid="000fb6f4"/>
    </style:style>
    <style:style style:name="P5" style:family="paragraph" style:parent-style-name="Standard">
      <style:paragraph-properties fo:text-align="start" style:justify-single-word="false"/>
      <style:text-properties style:font-name="Courier" officeooo:rsid="000f27b6" officeooo:paragraph-rsid="0010ae5c"/>
    </style:style>
    <style:style style:name="P6" style:family="paragraph" style:parent-style-name="Standard">
      <style:paragraph-properties fo:text-align="start" style:justify-single-word="false"/>
      <style:text-properties style:font-name="Courier" officeooo:rsid="000f27b6" officeooo:paragraph-rsid="001172ef"/>
    </style:style>
    <style:style style:name="P7" style:family="paragraph" style:parent-style-name="Standard">
      <style:paragraph-properties fo:text-align="start" style:justify-single-word="false"/>
      <style:text-properties style:font-name="Courier" officeooo:rsid="000f27b6" officeooo:paragraph-rsid="00174843"/>
    </style:style>
    <style:style style:name="P8" style:family="paragraph" style:parent-style-name="Standard">
      <style:paragraph-properties fo:text-align="start" style:justify-single-word="false"/>
      <style:text-properties style:font-name="Courier" officeooo:rsid="000f27b6" officeooo:paragraph-rsid="0017fd6f"/>
    </style:style>
    <style:style style:name="P9" style:family="paragraph" style:parent-style-name="Standard">
      <style:paragraph-properties fo:text-align="start" style:justify-single-word="false"/>
      <style:text-properties style:font-name="Courier" officeooo:rsid="000fb6f4" officeooo:paragraph-rsid="000fb6f4"/>
    </style:style>
    <style:style style:name="P10" style:family="paragraph" style:parent-style-name="Standard">
      <style:paragraph-properties fo:text-align="start" style:justify-single-word="false"/>
      <style:text-properties style:font-name="Courier" officeooo:rsid="000fb6f4" officeooo:paragraph-rsid="001dd48f"/>
    </style:style>
    <style:style style:name="P11" style:family="paragraph" style:parent-style-name="Standard">
      <style:paragraph-properties fo:text-align="start" style:justify-single-word="false"/>
      <style:text-properties style:font-name="Courier" officeooo:rsid="000fb6f4" officeooo:paragraph-rsid="001af841"/>
    </style:style>
    <style:style style:name="P12" style:family="paragraph" style:parent-style-name="Standard">
      <style:paragraph-properties fo:text-align="start" style:justify-single-word="false"/>
      <style:text-properties style:font-name="Courier" officeooo:rsid="0010ae5c" officeooo:paragraph-rsid="0010ae5c"/>
    </style:style>
    <style:style style:name="P13" style:family="paragraph" style:parent-style-name="Standard">
      <style:paragraph-properties fo:text-align="start" style:justify-single-word="false"/>
      <style:text-properties style:font-name="Courier" officeooo:rsid="001172ef" officeooo:paragraph-rsid="001172ef"/>
    </style:style>
    <style:style style:name="P14" style:family="paragraph" style:parent-style-name="Standard">
      <style:paragraph-properties fo:text-align="start" style:justify-single-word="false"/>
      <style:text-properties style:font-name="Courier" officeooo:rsid="001172ef" officeooo:paragraph-rsid="0011d07a"/>
    </style:style>
    <style:style style:name="P15" style:family="paragraph" style:parent-style-name="Standard">
      <style:paragraph-properties fo:text-align="start" style:justify-single-word="false"/>
      <style:text-properties style:font-name="Courier" officeooo:rsid="001172ef" officeooo:paragraph-rsid="00174843"/>
    </style:style>
    <style:style style:name="P16" style:family="paragraph" style:parent-style-name="Standard">
      <style:paragraph-properties fo:text-align="start" style:justify-single-word="false"/>
      <style:text-properties style:font-name="Courier" officeooo:rsid="001fba76" officeooo:paragraph-rsid="001172ef"/>
    </style:style>
    <style:style style:name="P17" style:family="paragraph" style:parent-style-name="Standard">
      <style:paragraph-properties fo:text-align="start" style:justify-single-word="false"/>
      <style:text-properties style:font-name="Courier" officeooo:rsid="00280ea4" officeooo:paragraph-rsid="00280ea4"/>
    </style:style>
    <style:style style:name="P18" style:family="paragraph" style:parent-style-name="Standard">
      <style:paragraph-properties fo:text-align="start" style:justify-single-word="false"/>
      <style:text-properties style:font-name="Courier" officeooo:rsid="000f27b6" officeooo:paragraph-rsid="002954e5"/>
    </style:style>
    <style:style style:name="P19" style:family="paragraph" style:parent-style-name="Standard">
      <style:paragraph-properties fo:text-align="start" style:justify-single-word="false"/>
      <style:text-properties style:font-name="Courier" officeooo:rsid="000fb6f4" officeooo:paragraph-rsid="000fb6f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b6f4" style:font-weight-asian="bold" style:font-weight-complex="bold"/>
    </style:style>
    <style:style style:name="T3" style:family="text">
      <style:text-properties fo:font-weight="bold" officeooo:rsid="001af841" style:font-weight-asian="bold" style:font-weight-complex="bold"/>
    </style:style>
    <style:style style:name="T4" style:family="text">
      <style:text-properties fo:font-weight="bold" officeooo:rsid="0024be47" style:font-weight-asian="bold" style:font-weight-complex="bold"/>
    </style:style>
    <style:style style:name="T5" style:family="text">
      <style:text-properties fo:font-weight="bold" officeooo:rsid="002687ed" style:font-weight-asian="bold" style:font-weight-complex="bold"/>
    </style:style>
    <style:style style:name="T6" style:family="text">
      <style:text-properties fo:font-weight="bold" officeooo:rsid="0027a999" style:font-weight-asian="bold" style:font-weight-complex="bold"/>
    </style:style>
    <style:style style:name="T7" style:family="text">
      <style:text-properties fo:font-weight="bold" officeooo:rsid="00280ea4" style:font-weight-asian="bold" style:font-weight-complex="bold"/>
    </style:style>
    <style:style style:name="T8" style:family="text">
      <style:text-properties officeooo:rsid="000f27b6"/>
    </style:style>
    <style:style style:name="T9" style:family="text">
      <style:text-properties officeooo:rsid="000fb6f4"/>
    </style:style>
    <style:style style:name="T10" style:family="text">
      <style:text-properties officeooo:rsid="0010ae5c"/>
    </style:style>
    <style:style style:name="T11" style:family="text">
      <style:text-properties officeooo:rsid="001172ef"/>
    </style:style>
    <style:style style:name="T12" style:family="text">
      <style:text-properties officeooo:rsid="0011d07a"/>
    </style:style>
    <style:style style:name="T13" style:family="text">
      <style:text-properties officeooo:rsid="00174843"/>
    </style:style>
    <style:style style:name="T14" style:family="text">
      <style:text-properties officeooo:rsid="0017fd6f"/>
    </style:style>
    <style:style style:name="T15" style:family="text">
      <style:text-properties officeooo:rsid="001af841"/>
    </style:style>
    <style:style style:name="T16" style:family="text">
      <style:text-properties officeooo:rsid="0024be47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7a999" style:font-weight-asian="normal" style:font-weight-complex="normal"/>
    </style:style>
    <style:style style:name="T19" style:family="text">
      <style:text-properties fo:font-weight="normal" officeooo:rsid="001af841" style:font-weight-asian="normal" style:font-weight-complex="normal"/>
    </style:style>
    <style:style style:name="T20" style:family="text">
      <style:text-properties officeooo:rsid="002954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ame di <text:span text:style-name="T1">Architetture degli Elaboratori</text:span> - 26/01/2021</text:p>
      <text:p text:style-name="P1"/>
      <text:p text:style-name="P1">A.A. 2020-21</text:p>
      <text:p text:style-name="P1"/>
      <text:p text:style-name="P1">Cognome e Nome __________________ <text:s text:c="5"/>Matricola ___________</text:p>
      <text:p text:style-name="P1"/>
      <text:p text:style-name="P1">Parte <text:span text:style-name="T4">prima</text:span> (<text:span text:style-name="T16">tempo: </text:span><text:span text:style-name="T1">4</text:span><text:span text:style-name="T4">5 </text:span><text:span text:style-name="T1">m</text:span><text:span text:style-name="T4">inuti</text:span>)</text:p>
      <text:p text:style-name="P1"/>
      <text:p text:style-name="P2"/>
      <text:p text:style-name="P9"><text:span text:style-name="T15">Per</text:span> tutta <text:span text:style-name="T20">la </text:span>verifica, <text:span text:style-name="T1">N</text:span> sarà uguale alle <text:span text:style-name="T15">cinque o </text:span>sei cifre del numero d<text:span text:style-name="T14">ella</text:span> matricola dello studente<text:span text:style-name="T15">, dapprima</text:span> <text:span text:style-name="T15">privata di eventuali lettere, e poi trascritta</text:span> <text:span text:style-name="T14">nel verso opposto aggiungendo infine zeri fino a raggiungere un numero di sei cifre</text:span>.</text:p>
      <text:p text:style-name="P11">Es.: se la matricola è <text:span text:style-name="T15">2</text:span>37424, allora <text:span text:style-name="T1">N = 42473</text:span><text:span text:style-name="T3">2</text:span></text:p>
      <text:p text:style-name="P17"><text:span text:style-name="T3"><text:s/></text:span><text:span text:style-name="T1"><text:s text:c="4"/></text:span><text:span text:style-name="T18">se la matricola è 237</text:span><text:span text:style-name="T17">4</text:span><text:span text:style-name="T18">00, allora </text:span><text:span text:style-name="T6">N = </text:span><text:span text:style-name="T1">4</text:span><text:span text:style-name="T6">732</text:span><text:span text:style-name="T1">00</text:span></text:p>
      <text:p text:style-name="P10"><text:span text:style-name="T15"><text:s text:c="5"/>se </text:span>la matricola è <text:span text:style-name="T15">I-</text:span>37424, allora <text:span text:style-name="T1">N = 42473</text:span><text:span text:style-name="T7">0</text:span><text:span text:style-name="T19">.</text:span> <text:s/></text:p>
      <text:p text:style-name="P9"/>
      <text:p text:style-name="P9"/>
      <text:p text:style-name="P9"/>
      <text:p text:style-name="P2"><text:span text:style-name="T8">1. Si </text:span>converta <text:span text:style-name="T9">N</text:span> in base 4</text:p>
      <text:p text:style-name="P3"/>
      <text:p text:style-name="P3">[<text:span text:style-name="T14">mostrare i </text:span>calcoli<text:span text:style-name="T14"> per quanto possibile</text:span>]</text:p>
      <text:p text:style-name="P3"/>
      <text:p text:style-name="P3">Risultato: _____________</text:p>
      <text:p text:style-name="P2"/>
      <text:p text:style-name="P2"/>
      <text:p text:style-name="P3">2.</text:p>
      <text:p text:style-name="P3">a) Si prendano le tre cifre <text:span text:style-name="T1">meno</text:span> significative <text:span text:style-name="T9">di N</text:span> e le si converta in binario<text:span text:style-name="T10">. Risultato</text:span>: __________</text:p>
      <text:p text:style-name="P5">b) Si prendano le tre cifre <text:span text:style-name="T1">più</text:span> significative <text:span text:style-name="T9">di N</text:span> e le si converta in binario<text:span text:style-name="T10">. Risultato</text:span>: __________</text:p>
      <text:p text:style-name="P3">c) Si sottragga <text:span text:style-name="T1">in complemento a due</text:span><text:span text:style-name="T2"> a 1</text:span><text:span text:style-name="T5">1</text:span><text:span text:style-name="T2"> bit</text:span> il risultato <text:span text:style-name="T9">ottenuto </text:span>al punto b) al risultato <text:span text:style-name="T9">ottenuto </text:span>al punto a)</text:p>
      <text:p text:style-name="P3"/>
      <text:p text:style-name="P8">[<text:span text:style-name="T14">mostrare i </text:span>calcoli<text:span text:style-name="T14"> per quanto possibile</text:span>]</text:p>
      <text:p text:style-name="P3"/>
      <text:p text:style-name="P3">Risultato: _____________</text:p>
      <text:p text:style-name="P3"/>
      <text:p text:style-name="P3"/>
      <text:p text:style-name="P9">3.<text:span text:style-name="T12"> </text:span>Un chip di memoria ha una capacità di N kB. Se ogni anno la capacità di memoria triplica a parità di area del chip, <text:span text:style-name="T20">e la capacità del chip viene aggiornata ogni sei mesi, </text:span>quanti semestri sono trascorsi da quando un chip avente la stessa area ha oltrepassato la capacità di 64 kB ?</text:p>
      <text:p text:style-name="P4"/>
      <text:p text:style-name="P18">[<text:span text:style-name="T14">mostrare i </text:span>calcoli<text:span text:style-name="T14"> per quanto possibile</text:span>]</text:p>
      <text:p text:style-name="P4"/>
      <text:p text:style-name="P7">Ris<text:span text:style-name="T13">posta</text:span>: _____________</text:p>
      <text:p text:style-name="P4"/>
      <text:p text:style-name="P4"/>
      <text:p text:style-name="P12"><text:soft-page-break/>4.</text:p>
      <text:p text:style-name="P12">a) Si calcoli il <text:span text:style-name="T1">resto intero di N/256 </text:span>e lo si converta in un numero binario<text:span text:style-name="T14"> a 8 bit</text:span>. <text:span text:style-name="T8">Risultato: </text:span>________</text:p>
      <text:p text:style-name="P12">b) Si costruisca una tabella di verità a 3 ingressi, la cui unica uscita assum<text:span text:style-name="T20">e</text:span> <text:span text:style-name="T13">valori uguali al</text:span>le cifre costituenti il risultato al punto a)<text:span text:style-name="T11"> a partire dalla cifra meno significativa a quella più significativa nel verso crescente del valore degli ingressi.</text:span></text:p>
      <text:p text:style-name="P5"/>
      <text:p text:style-name="P7">Ris<text:span text:style-name="T13">posta</text:span>: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5.<text:span text:style-name="T12"> </text:span>Si supponga di realizzare la tabella di verità al punto 4 come una rete combinatoria in <text:span text:style-name="T1">forma canonica dualizzata</text:span>, cioè formata dall'AND di porte logiche OR, entrambe non necessariamente binarie.</text:p>
      <text:p text:style-name="P15">a) Di quante porte OR è composta la rete?<text:span text:style-name="T10"> Risposta: ________</text:span></text:p>
      <text:p text:style-name="P15">b) Di quante porte AND è composta la rete?<text:span text:style-name="T10"> Risposta: ________</text:span></text:p>
      <text:p text:style-name="P15">c) Di quanti transistor è composta la rete?<text:span text:style-name="T10"> Risposta: ________</text:span></text:p>
      <text:p text:style-name="P13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6T19:02:29.861084455</meta:creation-date>
    <dc:date>2021-01-25T09:34:24.808458431</dc:date>
    <meta:editing-duration>PT1H43M46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2" meta:paragraph-count="28" meta:word-count="361" meta:character-count="2121" meta:non-whitespace-character-count="1770"/>
  </office:meta>
</office:document-meta>
</file>